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7cef" officeooo:paragraph-rsid="00187ce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358e" style:font-weight-asian="normal" style:font-weight-complex="normal"/>
    </style:style>
    <style:style style:name="T3" style:family="text">
      <style:text-properties fo:font-weight="normal" officeooo:rsid="001af3d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">1)<text:tab/><text:span text:style-name="T1">When evaluating the performance of a sensor it is important to consider the following: </text:span><text:span text:style-name="T2">input/output impedance, static and dynamic response, resolution, dynamic range, and sensitivity.</text:span></text:p>
      <text:p text:style-name="P1"><text:span text:style-name="T2"/></text:p>
      <text:p text:style-name="P1"><text:span text:style-name="T2"><text:tab/>Ideally, a sensor will have low output impedance or high input impedance, </text:span><text:span text:style-name="T3">to minimize the feedback into the system which can alter the information being relayed.</text:span></text:p>
      <text:p text:style-name="P1"><text:span text:style-name="T3"><text:tab/>The dynamic response is how fast, the sensor responds to a changing input, the faster the response the better. The static response is the steady-state response of the sensor to a constant input, and is characterized by the static response cur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3:03:25.553009005</meta:creation-date>
    <dc:date>2017-02-10T16:28:04.974546766</dc:date>
    <meta:editing-duration>PT2H34M48S</meta:editing-duration>
    <meta:editing-cycles>1</meta:editing-cycles>
    <meta:document-statistic meta:table-count="0" meta:image-count="0" meta:object-count="0" meta:page-count="1" meta:paragraph-count="4" meta:word-count="95" meta:character-count="603" meta:non-whitespace-character-count="510"/>
    <meta:generator>LibreOffice/5.1.4.2$Linux_X86_64 LibreOffice_project/10m0$Build-2</meta:generator>
  </office:meta>
</office:document-meta>
</file>